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SLTT10" svg:font-family="CMSLTT10"/>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ce730" officeooo:paragraph-rsid="000ce730"/>
    </style:style>
    <style:style style:name="P2" style:family="paragraph" style:parent-style-name="Standard">
      <style:paragraph-properties fo:text-align="center" style:justify-single-word="false"/>
      <style:text-properties officeooo:rsid="000d984c" officeooo:paragraph-rsid="000d984c"/>
    </style:style>
    <style:style style:name="P3" style:family="paragraph" style:parent-style-name="Standard">
      <style:paragraph-properties fo:text-align="center" style:justify-single-word="false"/>
      <style:text-properties officeooo:rsid="000f83db" officeooo:paragraph-rsid="000f83db"/>
    </style:style>
    <style:style style:name="P4" style:family="paragraph" style:parent-style-name="Standard">
      <style:paragraph-properties fo:text-align="start" style:justify-single-word="false"/>
      <style:text-properties officeooo:rsid="000f83db" officeooo:paragraph-rsid="000f83db"/>
    </style:style>
    <style:style style:name="P5" style:family="paragraph" style:parent-style-name="Standard">
      <style:paragraph-properties fo:text-align="start" style:justify-single-word="false"/>
      <style:text-properties officeooo:rsid="000fedcb" officeooo:paragraph-rsid="001356b8"/>
    </style:style>
    <style:style style:name="P6" style:family="paragraph" style:parent-style-name="Standard">
      <style:paragraph-properties fo:text-align="start" style:justify-single-word="false"/>
      <style:text-properties officeooo:rsid="00144891" officeooo:paragraph-rsid="001537ec"/>
    </style:style>
    <style:style style:name="P7" style:family="paragraph" style:parent-style-name="Standard">
      <style:paragraph-properties fo:text-align="start" style:justify-single-word="false"/>
      <style:text-properties officeooo:rsid="00144891" officeooo:paragraph-rsid="00167399"/>
    </style:style>
    <style:style style:name="P8" style:family="paragraph" style:parent-style-name="Standard">
      <style:paragraph-properties fo:text-align="start" style:justify-single-word="false"/>
      <style:text-properties fo:font-style="normal" style:text-underline-style="none" officeooo:rsid="001356b8" officeooo:paragraph-rsid="001356b8"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144891" officeooo:paragraph-rsid="00144891" style:font-style-asian="normal" style:font-style-complex="normal"/>
    </style:style>
    <style:style style:name="P10" style:family="paragraph" style:parent-style-name="Standard">
      <style:paragraph-properties fo:text-align="center" style:justify-single-word="false"/>
      <style:text-properties fo:font-style="normal" style:text-underline-style="none" officeooo:rsid="00144891" officeooo:paragraph-rsid="00144891"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1537ec" officeooo:paragraph-rsid="001537ec"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47140" officeooo:paragraph-rsid="0021694f"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47140" officeooo:paragraph-rsid="00247140"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6a0ed" officeooo:paragraph-rsid="0026a0ed" style:font-style-asian="normal" style:font-style-complex="normal"/>
    </style:style>
    <style:style style:name="P15" style:family="paragraph" style:parent-style-name="Standard">
      <style:paragraph-properties fo:text-align="center" style:justify-single-word="false"/>
      <style:text-properties fo:font-style="normal" style:text-underline-style="none" officeooo:rsid="0026a0ed" officeooo:paragraph-rsid="0026a0ed" style:font-style-asian="normal" style:font-style-complex="normal"/>
    </style:style>
    <style:style style:name="P16" style:family="paragraph" style:parent-style-name="Standard">
      <style:paragraph-properties fo:text-align="center" style:justify-single-word="false"/>
      <style:text-properties fo:font-style="normal" style:text-underline-style="none" officeooo:rsid="00278a10" officeooo:paragraph-rsid="00278a10"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278a10" officeooo:paragraph-rsid="00278a10"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278a10" officeooo:paragraph-rsid="00283820"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278a10" officeooo:paragraph-rsid="0028e6bb"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278a10" officeooo:paragraph-rsid="0028fc0d"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278a10" officeooo:paragraph-rsid="0029b75e"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278a10" officeooo:paragraph-rsid="002a191c"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28eb2a" officeooo:paragraph-rsid="0028eb2a"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29b75e" officeooo:paragraph-rsid="0029b75e"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2a191c" officeooo:paragraph-rsid="002a191c"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2ae3e9" officeooo:paragraph-rsid="002ae3e9"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2cddc0" officeooo:paragraph-rsid="002cddc0"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2f98a6" officeooo:paragraph-rsid="0032aa1e"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34907d" officeooo:paragraph-rsid="003875ee"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38bf1e" officeooo:paragraph-rsid="0038bf1e"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3a6f38" officeooo:paragraph-rsid="003a6f38"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3c6701" officeooo:paragraph-rsid="003c6701"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3da2cd" officeooo:paragraph-rsid="003da2cd" style:font-style-asian="normal" style:font-style-complex="normal"/>
    </style:style>
    <style:style style:name="P34" style:family="paragraph" style:parent-style-name="Standard">
      <style:paragraph-properties fo:text-align="start" style:justify-single-word="false"/>
      <style:text-properties fo:font-style="normal" officeooo:rsid="001356b8" officeooo:paragraph-rsid="001356b8" style:font-style-asian="normal" style:font-style-complex="normal"/>
    </style:style>
    <style:style style:name="P35" style:family="paragraph" style:parent-style-name="Standard">
      <style:paragraph-properties fo:text-align="start" style:justify-single-word="false"/>
      <style:text-properties fo:font-style="normal" officeooo:rsid="0021694f" officeooo:paragraph-rsid="00259036" style:font-style-asian="normal" style:font-style-complex="normal"/>
    </style:style>
    <style:style style:name="P36" style:family="paragraph" style:parent-style-name="Standard">
      <style:paragraph-properties fo:text-align="start" style:justify-single-word="false"/>
      <style:text-properties officeooo:rsid="0018ed7b" officeooo:paragraph-rsid="001d3ba8"/>
    </style:style>
    <style:style style:name="P37" style:family="paragraph" style:parent-style-name="Standard">
      <style:paragraph-properties fo:text-align="start" style:justify-single-word="false"/>
      <style:text-properties officeooo:rsid="0021694f" officeooo:paragraph-rsid="0021694f"/>
    </style:style>
    <style:style style:name="P38" style:family="paragraph" style:parent-style-name="Standard">
      <style:paragraph-properties fo:text-align="start" style:justify-single-word="false"/>
      <style:text-properties fo:language="en" fo:country="US" fo:font-style="normal" style:text-underline-style="none" officeooo:rsid="0026a0ed" officeooo:paragraph-rsid="0026a0ed" style:font-style-asian="normal" style:font-style-complex="normal"/>
    </style:style>
    <style:style style:name="P39" style:family="paragraph" style:parent-style-name="Standard">
      <style:paragraph-properties fo:text-align="center" style:justify-single-word="false"/>
      <style:text-properties fo:font-size="14pt" fo:font-style="normal" style:text-underline-style="none" officeooo:rsid="00247140" officeooo:paragraph-rsid="0021694f" style:font-size-asian="14pt" style:font-style-asian="normal" style:font-size-complex="14pt" style:font-style-complex="normal"/>
    </style:style>
    <style:style style:name="P40" style:family="paragraph" style:parent-style-name="Standard">
      <style:text-properties fo:font-variant="normal" fo:text-transform="none" fo:color="#000000" style:font-name="Liberation Serif" fo:font-size="12pt" fo:letter-spacing="normal" fo:font-style="normal" fo:font-weight="normal" officeooo:paragraph-rsid="0029b75e" style:font-size-asian="12pt" style:font-size-complex="12pt"/>
    </style:style>
    <style:style style:name="P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29b75e" style:font-name-asian="CMSLTT10" style:font-size-asian="12pt" style:font-name-complex="CMSLTT10" style:font-size-complex="12pt"/>
    </style:style>
    <style:style style:name="P42" style:family="paragraph" style:parent-style-name="Standard">
      <style:text-properties fo:color="#000000" style:font-name="Liberation Serif" fo:font-size="12pt" officeooo:paragraph-rsid="0029b75e" style:font-size-asian="12pt" style:font-size-complex="12pt"/>
    </style:style>
    <style:style style:name="P43" style:family="paragraph" style:parent-style-name="Standard">
      <style:text-properties fo:color="#000000" style:font-name="Liberation Serif" fo:font-size="12pt" officeooo:rsid="003599dc" officeooo:paragraph-rsid="0029b75e" style:font-size-asian="12pt" style:font-size-complex="12pt"/>
    </style:style>
    <style:style style:name="P44" style:family="paragraph" style:parent-style-name="Standard">
      <style:text-properties fo:color="#000000" style:font-name="Liberation Serif" fo:font-size="12pt" officeooo:rsid="00105f7d" officeooo:paragraph-rsid="0029b75e" style:font-size-asian="12pt" style:font-size-complex="12pt"/>
    </style:style>
    <style:style style:name="P45" style:family="paragraph" style:parent-style-name="Standard">
      <style:paragraph-properties fo:text-align="start" style:justify-single-word="false" style:writing-mode="lr-tb"/>
      <style:text-properties fo:font-style="normal" style:text-underline-style="none" officeooo:rsid="00278a10" officeooo:paragraph-rsid="00278a10" style:font-style-asian="normal" style:font-style-complex="normal"/>
    </style:style>
    <style:style style:name="P46" style:family="paragraph" style:parent-style-name="Standard">
      <style:paragraph-properties fo:text-align="start" style:justify-single-word="false" style:writing-mode="lr-tb"/>
      <style:text-properties fo:font-style="normal" style:text-underline-style="none" officeooo:rsid="00278a10" officeooo:paragraph-rsid="00283820" style:font-style-asian="normal" style:font-style-complex="normal"/>
    </style:style>
    <style:style style:name="P47" style:family="paragraph" style:parent-style-name="Standard">
      <style:paragraph-properties fo:margin-left="0cm" fo:margin-right="0cm" fo:text-indent="0cm" style:auto-text-indent="false"/>
      <style:text-properties fo:color="#000000" style:font-name="Liberation Serif" fo:font-size="12pt" officeooo:paragraph-rsid="0029b75e" style:font-size-asian="12pt" style:font-size-complex="12pt"/>
    </style:style>
    <style:style style:name="P48" style:family="paragraph" style:parent-style-name="Standard">
      <style:paragraph-properties fo:margin-left="0cm" fo:margin-right="0cm" fo:text-align="center" style:justify-single-word="false" fo:text-indent="0cm" style:auto-text-indent="false" style:writing-mode="rl-tb"/>
      <style:text-properties fo:font-style="normal" style:text-underline-style="none" officeooo:rsid="002a191c" officeooo:paragraph-rsid="002a191c" style:font-style-asian="normal" style:font-style-complex="normal"/>
    </style:style>
    <style:style style:name="P49" style:family="paragraph" style:parent-style-name="Standard">
      <style:paragraph-properties fo:margin-left="0cm" fo:margin-right="0cm" fo:text-align="end" style:justify-single-word="false" fo:text-indent="0cm" style:auto-text-indent="false" style:writing-mode="rl-tb"/>
      <style:text-properties fo:font-style="normal" style:text-underline-style="none" fo:font-weight="normal" officeooo:rsid="002a191c" officeooo:paragraph-rsid="002a191c" style:font-style-asian="normal" style:font-weight-asian="normal" style:font-style-complex="normal" style:font-weight-complex="normal"/>
    </style:style>
    <style:style style:name="P50"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Liberation Serif" fo:font-size="12pt" fo:letter-spacing="normal" fo:font-style="normal" fo:font-weight="normal" officeooo:rsid="002aff67" officeooo:paragraph-rsid="0029b75e" style:font-size-asian="12pt" style:font-size-complex="12pt"/>
    </style:style>
    <style:style style:name="P51" style:family="paragraph" style:parent-style-name="Standard">
      <style:paragraph-properties fo:text-align="start" style:justify-single-word="false" fo:padding="0.074cm" fo:border-left="none" fo:border-right="none" fo:border-top="none" fo:border-bottom="0.99pt solid #000000" style:join-border="false"/>
      <style:text-properties fo:font-style="normal" style:text-underline-style="none" officeooo:rsid="00247140" officeooo:paragraph-rsid="0021694f" style:font-style-asian="normal" style:font-style-complex="normal"/>
    </style:style>
    <style:style style:name="P52" style:family="paragraph" style:parent-style-name="Table_20_Contents">
      <style:paragraph-properties fo:text-align="center" style:justify-single-word="false"/>
      <style:text-properties officeooo:rsid="0026a0ed" officeooo:paragraph-rsid="0026a0ed"/>
    </style:style>
    <style:style style:name="P53" style:family="paragraph" style:parent-style-name="Table_20_Contents">
      <style:paragraph-properties fo:text-align="center" style:justify-single-word="false"/>
      <style:text-properties officeooo:rsid="0027077f" officeooo:paragraph-rsid="0027077f"/>
    </style:style>
    <style:style style:name="P54" style:family="paragraph" style:parent-style-name="Table_20_Contents">
      <style:paragraph-properties fo:text-align="center" style:justify-single-word="false"/>
      <style:text-properties officeooo:rsid="00278a10" officeooo:paragraph-rsid="00278a10"/>
    </style:style>
    <style:style style:name="P55" style:family="paragraph" style:parent-style-name="Table_20_Contents">
      <style:paragraph-properties fo:text-align="center" style:justify-single-word="false"/>
      <style:text-properties officeooo:rsid="00283820" officeooo:paragraph-rsid="00283820"/>
    </style:style>
    <style:style style:name="P56" style:family="paragraph" style:parent-style-name="Table_20_Contents">
      <style:paragraph-properties fo:text-align="center" style:justify-single-word="false"/>
      <style:text-properties officeooo:rsid="002cddc0" officeooo:paragraph-rsid="002cddc0"/>
    </style:style>
    <style:style style:name="P57" style:family="paragraph" style:parent-style-name="Table_20_Contents">
      <style:paragraph-properties fo:text-align="center" style:justify-single-word="false"/>
      <style:text-properties officeooo:rsid="002e7934" officeooo:paragraph-rsid="002e7934"/>
    </style:style>
    <style:style style:name="P58" style:family="paragraph" style:parent-style-name="Standard">
      <style:paragraph-properties fo:text-align="start" style:justify-single-word="false"/>
      <style:text-properties fo:font-style="normal" style:text-underline-style="none" officeooo:rsid="00247140" officeooo:paragraph-rsid="00259036" style:font-style-asian="normal" style:font-style-complex="normal"/>
    </style:style>
    <style:style style:name="P59" style:family="paragraph" style:parent-style-name="Standard">
      <style:paragraph-properties fo:text-align="start" style:justify-single-word="false"/>
      <style:text-properties fo:font-style="normal" style:text-underline-style="none" officeooo:rsid="00247140" officeooo:paragraph-rsid="0021694f" style:font-style-asian="normal" style:font-style-complex="normal"/>
    </style:style>
    <style:style style:name="P60" style:family="paragraph" style:parent-style-name="Standard">
      <style:paragraph-properties fo:text-align="start" style:justify-single-word="false"/>
      <style:text-properties fo:font-style="normal" style:text-underline-style="none" officeooo:rsid="00259036" officeooo:paragraph-rsid="00259036" style:font-style-asian="normal" style:font-style-complex="normal"/>
    </style:style>
    <style:style style:name="P61" style:family="paragraph" style:parent-style-name="Standard">
      <style:paragraph-properties fo:text-align="start" style:justify-single-word="false"/>
      <style:text-properties fo:font-style="normal" style:text-underline-style="none" officeooo:rsid="0028fc0d" officeooo:paragraph-rsid="002a191c" style:font-style-asian="normal" style:font-style-complex="normal"/>
    </style:style>
    <style:style style:name="P62" style:family="paragraph" style:parent-style-name="Standard">
      <style:paragraph-properties fo:text-align="start" style:justify-single-word="false"/>
      <style:text-properties fo:font-style="normal" style:text-underline-style="none" officeooo:rsid="0028fc0d" officeooo:paragraph-rsid="0028fc0d" style:font-style-asian="normal" style:font-style-complex="normal"/>
    </style:style>
    <style:style style:name="P63" style:family="paragraph" style:parent-style-name="Standard">
      <style:paragraph-properties fo:text-align="start" style:justify-single-word="false"/>
      <style:text-properties fo:font-style="normal" style:text-underline-style="none" officeooo:rsid="0036799c" officeooo:paragraph-rsid="003875ee" style:font-style-asian="normal" style:font-style-complex="normal"/>
    </style:style>
    <style:style style:name="P64" style:family="paragraph" style:parent-style-name="Standard">
      <style:paragraph-properties fo:text-align="start" style:justify-single-word="false"/>
      <style:text-properties fo:font-style="normal" style:text-underline-style="none" officeooo:rsid="0038bf1e" officeooo:paragraph-rsid="0038bf1e" style:font-style-asian="normal" style:font-style-complex="normal"/>
    </style:style>
    <style:style style:name="P65" style:family="paragraph" style:parent-style-name="Standard">
      <style:paragraph-properties fo:text-align="start" style:justify-single-word="false"/>
      <style:text-properties fo:font-style="normal" style:text-underline-style="none" officeooo:rsid="003e78bd" officeooo:paragraph-rsid="003e78bd" style:font-style-asian="normal" style:font-style-complex="normal"/>
    </style:style>
    <style:style style:name="P66" style:family="paragraph" style:parent-style-name="Standard">
      <style:text-properties fo:color="#000000" style:font-name="Liberation Serif" fo:font-size="12pt" officeooo:rsid="00458e67" officeooo:paragraph-rsid="0029b75e" style:font-size-asian="12pt" style:font-size-complex="12pt"/>
    </style:style>
    <style:style style:name="P67" style:family="paragraph" style:parent-style-name="Standard">
      <style:paragraph-properties fo:margin-left="3.175cm" fo:margin-right="0.474cm" fo:text-indent="-3.175cm" style:auto-text-indent="false"/>
      <style:text-properties fo:font-variant="normal" fo:text-transform="none" fo:color="#000000" style:font-name="Liberation Serif" fo:font-size="12pt" fo:letter-spacing="normal" fo:font-style="normal" fo:font-weight="normal" officeooo:rsid="00458e67" officeooo:paragraph-rsid="0029b75e" style:font-size-asian="12pt" style:font-size-complex="12pt"/>
    </style:style>
    <style:style style:name="P68" style:family="paragraph" style:parent-style-name="Standard">
      <style:paragraph-properties fo:text-align="start" style:justify-single-word="false" fo:padding="0.074cm" fo:border-left="none" fo:border-right="none" fo:border-top="none" fo:border-bottom="0.99pt solid #000000" style:join-border="false"/>
      <style:text-properties fo:font-style="normal" style:text-underline-style="none" officeooo:rsid="0030dd27" officeooo:paragraph-rsid="0032aa1e" style:font-style-asian="normal" style:font-style-complex="normal"/>
    </style:style>
    <style:style style:name="T1" style:family="text">
      <style:text-properties officeooo:rsid="000d984c"/>
    </style:style>
    <style:style style:name="T2" style:family="text">
      <style:text-properties fo:font-style="normal" officeooo:rsid="0011c339" style:font-style-asian="normal" style:font-style-complex="normal"/>
    </style:style>
    <style:style style:name="T3" style:family="text">
      <style:text-properties fo:font-style="normal" officeooo:rsid="001356b8"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356b8" style:font-style-asian="normal" style:font-style-complex="normal"/>
    </style:style>
    <style:style style:name="T6" style:family="text">
      <style:text-properties fo:font-style="normal" style:text-underline-style="none" officeooo:rsid="00144891" style:font-style-asian="normal" style:font-style-complex="normal"/>
    </style:style>
    <style:style style:name="T7" style:family="text">
      <style:text-properties fo:font-style="normal" style:text-underline-style="none" officeooo:rsid="001537ec" style:font-style-asian="normal" style:font-style-complex="normal"/>
    </style:style>
    <style:style style:name="T8" style:family="text">
      <style:text-properties fo:font-style="normal" style:text-underline-style="none" officeooo:rsid="00167399" style:font-style-asian="normal" style:font-style-complex="normal"/>
    </style:style>
    <style:style style:name="T9" style:family="text">
      <style:text-properties fo:font-style="normal" style:text-underline-style="none" officeooo:rsid="00177535" style:font-style-asian="normal" style:font-style-complex="normal"/>
    </style:style>
    <style:style style:name="T10" style:family="text">
      <style:text-properties fo:font-style="normal" style:text-underline-style="none" officeooo:rsid="001aa183" style:font-style-asian="normal" style:font-style-complex="normal"/>
    </style:style>
    <style:style style:name="T11" style:family="text">
      <style:text-properties fo:font-style="normal" style:text-underline-style="none" officeooo:rsid="001d3ba8" style:font-style-asian="normal" style:font-style-complex="normal"/>
    </style:style>
    <style:style style:name="T12" style:family="text">
      <style:text-properties fo:font-style="normal" style:text-underline-style="none" officeooo:rsid="001e4924" style:font-style-asian="normal" style:font-style-complex="normal"/>
    </style:style>
    <style:style style:name="T13" style:family="text">
      <style:text-properties fo:font-style="normal" style:text-underline-style="none" officeooo:rsid="0021694f" style:font-style-asian="normal" style:font-style-complex="normal"/>
    </style:style>
    <style:style style:name="T14" style:family="text">
      <style:text-properties officeooo:rsid="000fedcb"/>
    </style:style>
    <style:style style:name="T15" style:family="text">
      <style:text-properties officeooo:rsid="0011c339"/>
    </style:style>
    <style:style style:name="T16" style:family="text">
      <style:text-properties fo:font-style="italic" style:font-style-asian="italic" style:font-style-complex="italic"/>
    </style:style>
    <style:style style:name="T17" style:family="text">
      <style:text-properties fo:font-style="italic" officeooo:rsid="0011c339" style:font-style-asian="italic" style:font-style-complex="italic"/>
    </style:style>
    <style:style style:name="T18" style:family="text">
      <style:text-properties fo:font-style="italic" officeooo:rsid="003e78bd" style:font-style-asian="italic" style:font-style-complex="italic"/>
    </style:style>
    <style:style style:name="T19" style:family="text">
      <style:text-properties fo:font-style="italic" style:text-underline-style="none" officeooo:rsid="0011c339" style:font-style-asian="italic" style:font-style-complex="italic"/>
    </style:style>
    <style:style style:name="T20" style:family="text">
      <style:text-properties style:text-underline-style="none"/>
    </style:style>
    <style:style style:name="T21" style:family="text">
      <style:text-properties style:text-underline-style="none" officeooo:rsid="00247140"/>
    </style:style>
    <style:style style:name="T22" style:family="text">
      <style:text-properties style:text-underline-style="none" officeooo:rsid="00259036"/>
    </style:style>
    <style:style style:name="T23" style:family="text">
      <style:text-properties fo:font-variant="normal" fo:text-transform="none" fo:letter-spacing="normal" fo:font-style="normal" fo:font-weight="normal" style:font-style-asian="normal" style:font-style-complex="normal"/>
    </style:style>
    <style:style style:name="T24" style:family="text">
      <style:text-properties fo:font-variant="normal" fo:text-transform="none" fo:letter-spacing="normal" fo:font-style="normal" fo:font-weight="normal" officeooo:rsid="00458e67" style:font-style-asian="normal" style:font-style-complex="normal"/>
    </style:style>
    <style:style style:name="T25" style:family="text">
      <style:text-properties fo:font-variant="normal" fo:text-transform="none" fo:letter-spacing="normal" fo:font-style="normal" fo:font-weight="normal" officeooo:rsid="0030925e" style:font-style-asian="normal" style:font-style-complex="normal"/>
    </style:style>
    <style:style style:name="T26" style:family="text">
      <style:text-properties officeooo:rsid="00283820"/>
    </style:style>
    <style:style style:name="T27" style:family="text">
      <style:text-properties officeooo:rsid="0028eb2a"/>
    </style:style>
    <style:style style:name="T28" style:family="text">
      <style:text-properties officeooo:rsid="0028fc0d"/>
    </style:style>
    <style:style style:name="T29" style:family="text">
      <style:text-properties officeooo:rsid="00458e67"/>
    </style:style>
    <style:style style:name="T30" style:family="text">
      <style:text-properties style:font-name-asian="CMSLTT10" style:font-name-complex="CMSLTT10"/>
    </style:style>
    <style:style style:name="T31" style:family="text">
      <style:text-properties officeooo:rsid="00458e67" style:font-name-asian="CMSLTT10" style:font-name-complex="CMSLTT10"/>
    </style:style>
    <style:style style:name="T32" style:family="text">
      <style:text-properties officeooo:rsid="0033f2ee" style:font-name-asian="CMSLTT10" style:font-name-complex="CMSLTT10"/>
    </style:style>
    <style:style style:name="T33" style:family="text">
      <style:text-properties style:font-style-asian="normal" style:font-style-complex="normal"/>
    </style:style>
    <style:style style:name="T34" style:family="text">
      <style:text-properties officeooo:rsid="00458e67" style:font-style-asian="normal" style:font-style-complex="normal"/>
    </style:style>
    <style:style style:name="T35" style:family="text">
      <style:text-properties officeooo:rsid="00399c91" style:font-style-asian="normal" style:font-style-complex="normal"/>
    </style:style>
    <style:style style:name="T36" style:family="text">
      <style:text-properties officeooo:rsid="003b389f" style:font-style-asian="normal" style:font-style-complex="normal"/>
    </style:style>
    <style:style style:name="T37" style:family="text">
      <style:text-properties officeooo:rsid="0040468a" style:font-style-asian="normal" style:font-style-complex="normal"/>
    </style:style>
    <style:style style:name="T38" style:family="text">
      <style:text-properties fo:color="#000000" style:font-name="Liberation Serif" fo:font-size="12pt" style:font-size-asian="12pt" style:font-size-complex="12pt"/>
    </style:style>
    <style:style style:name="T39" style:family="text">
      <style:text-properties fo:color="#000000" style:font-name="Liberation Serif" fo:font-size="12pt" officeooo:rsid="00458e67" style:font-size-asian="12pt" style:font-size-complex="12pt"/>
    </style:style>
    <style:style style:name="T40" style:family="text">
      <style:text-properties officeooo:rsid="0030492c"/>
    </style:style>
    <style:style style:name="T41" style:family="text">
      <style:text-properties fo:font-weight="bold" style:font-weight-asian="bold" style:font-weight-complex="bold"/>
    </style:style>
    <style:style style:name="T42" style:family="text">
      <style:text-properties officeooo:rsid="002e7934"/>
    </style:style>
    <style:style style:name="T43" style:family="text">
      <style:text-properties officeooo:rsid="0030dd27"/>
    </style:style>
    <style:style style:name="T44" style:family="text">
      <style:text-properties officeooo:rsid="0036799c"/>
    </style:style>
    <style:style style:name="T45" style:family="text">
      <style:text-properties officeooo:rsid="003c79cb"/>
    </style:style>
    <style:style style:name="T46" style:family="text">
      <style:text-properties officeooo:rsid="003e78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dicace</text:p>
      <text:p text:style-name="P1"/>
      <text:p text:style-name="P1"/>
      <text:p text:style-name="P1"/>
      <text:p text:style-name="P1">Je dédie ce travail à :</text:p>
      <text:p text:style-name="P1"/>
      <text:p text:style-name="P1">Mes chers parents </text:p>
      <text:p text:style-name="P1">Pour tous leurs sacrifices, leurs bienveillance à mon succès, et leur soutien moral.</text:p>
      <text:p text:style-name="P1">Pour leur aide, durant tout la période de mes études.</text:p>
      <text:p text:style-name="P1">Que ce travail soit la preuve de ma reconnaissance éternelle, amour et respect.</text:p>
      <text:p text:style-name="P1"/>
      <text:p text:style-name="P1">Mes <text:span text:style-name="T1">Sœurs</text:span> </text:p>
      <text:p text:style-name="P2">Hajar et Nada, en témoignage de l’affection et de tout l’amour qui nous unit. Pour leur soutient moral et leur aide tout le long de mes études, et qu’elles trouvent dans ce travail l’expression de ma profonde gratitude. </text:p>
      <text:p text:style-name="P2"/>
      <text:p text:style-name="P2">Ma famille et mes amis<text:line-break/>Pour leur soutien, leur reconnaissance et leur affection.</text:p>
      <text:p text:style-name="P2"><text:line-break/>Mes encadrants</text:p>
      <text:p text:style-name="P2">Pour leur aide et leur accompagnement qui m’ont permis de mener à bien mon projet.</text:p>
      <text:p text:style-name="P2"/>
      <text:p text:style-name="P2">Mes respectables professeurs</text:p>
      <text:p text:style-name="P2">Qui m’ont tant formé pour être à la hauteur.</text:p>
      <text:p text:style-name="P2"/>
      <text:p text:style-name="P2"/>
      <text:p text:style-name="P2"/>
      <text:p text:style-name="P2"/>
      <text:p text:style-name="P2"/>
      <text:p text:style-name="P3">Remerciement</text:p>
      <text:p text:style-name="P3"/>
      <text:p text:style-name="P4"><text:tab/>En préambule à ce mémoire, il m’est agréable de m’acquitter d’une dette de reconnaissance auprès de toutes les personnes dont l’intervention au long du projet a favorisé son succès et aboutissement.</text:p>
      <text:p text:style-name="P4">Je tiens à exprimer ma profonde gratitude à mon établissement et son corps pédagogique et à mon encadrant <text:span text:style-name="T14">pédagogique</text:span> Mr. Imad H<text:span text:style-name="T15">AFIDI</text:span>, Professeur et chef de département <text:s/><text:span text:style-name="T14">Informatique et Télécoms, pour son suivit, ses conseils et ses recommandations qu’il m’a prodigué tout le long du stage. </text:span></text:p>
      <text:p text:style-name="P5">Je remercie <text:s/><text:span text:style-name="T15">mon encadrant au sein de </text:span><text:span text:style-name="T17">Méditel, </text:span><text:span text:style-name="T2">Mr. Hicham JADIR, Senior manager pricing et Business plans au bureau de Planification et pilotage de performance et madame </text:span><text:span text:style-name="T3">Sahar HASSANINE, expert analyste business planning à la direction Centrale Commerciale pour leur encadrement, disponibilité, conseils et leur accompagnement tout le long de la réalisation de ce travail. Ainsi que tout le corps actif de </text:span><text:span text:style-name="T19">Méditel. <text:line-break/></text:span><text:span text:style-name="T5">Mes remerciements s’adressent également au corps professoral de </text:span><text:span text:style-name="T6">l’École</text:span><text:span text:style-name="T5"> Nationale des Sciences Appliquées de Khouribga, en particuliers les enseignants du département génie Informatique d’avoir contribué à ma formation. </text:span></text:p>
      <text:p text:style-name="P8"/>
      <text:p text:style-name="P8">Chers membres du jury, c’est un honneur pour moi que vous avez accepté de juger mon travail. Je tiens à vous adresser mon respect et mes sincères remerciements. <text:s text:c="2"/></text:p>
      <text:p text:style-name="P9">Enfin, que toute personne ayant contribué de près ou de loin à la réussite de ce travail trouve ici l’expression de ma reconnaissance. </text:p>
      <text:p text:style-name="P9"><text:s/></text:p>
      <text:p text:style-name="P10"><text:soft-page-break/>Résumé<text:line-break/></text:p>
      <text:p text:style-name="P6"><text:span text:style-name="T4"><text:tab/>Dans le but d’optimiser et d’augmenter la performance du datamining et du business intelligence au sein de </text:span><text:span text:style-name="T19">Méditel, </text:span><text:span text:style-name="T4">l’opérateur cherche à passer au traitement des données en utilisant le langage R pour remplacer la solution courante et déjà opérationnelle fournie par SAS. En utilisant R <text:s/></text:span><text:span text:style-name="T19">Méditel </text:span><text:span text:style-name="T4">cherche à </text:span><text:span text:style-name="T7">intégrer une opportunité de développement et</text:span><text:span text:style-name="T4"> </text:span><text:span text:style-name="T7">d’optimisation de ses procédures qui se reposent sur l’exploitation et l’analyse de données. </text:span></text:p>
      <text:p text:style-name="P11"/>
      <text:p text:style-name="P7"><text:span text:style-name="T7">Dans ce cadre, s’inscrit ce projet de fin d’étude au sein de </text:span><text:span text:style-name="T19">Méditel</text:span><text:span text:style-name="T4"> </text:span><text:span text:style-name="T7">ayant pour objectif: Tester les performance de R </text:span><text:span text:style-name="T8">et savoir son apport vis à vis de SAS à </text:span><text:span text:style-name="T19">Méditel </text:span><text:span text:style-name="T8">et proposer un </text:span><text:span text:style-name="T9">scénario</text:span><text:span text:style-name="T8"> d’intégration de cet outil d’analyse.</text:span><text:span text:style-name="T4"> <text:s text:c="23"/></text:span></text:p>
      <text:p text:style-name="P9"/>
      <text:p text:style-name="P36"><text:span text:style-name="T4">Pour aboutir à cet objectif, la démarche suivie consiste, au premier temps, à faire une étude sur l’utilisation de SAS et </text:span><text:span text:style-name="T11">s</text:span><text:span text:style-name="T4">on environnement au sein du département Pricing et Business intelligence pour en tirer le maxi</text:span><text:span text:style-name="T10">mum de cas d’utilisation de cet outil. La deuxième étape consiste à se documenter et se familiariser avec le langage R </text:span><text:span text:style-name="T11">et avoir des notions d’analyse de données volumineuses ainsi que les solutions entreprise de R pour optimiser le temps de calcul et augmenter la productivité du département ainsi proposer une intégration de cette solution. Puis une étude de cas sera donnée comme exemple d’application de R pour générer des modèles prédictifs sur des données de taille large en appliquant plusieurs modèles de prédiction d’un phénomène courant dans l’activité des clients de </text:span><text:span text:style-name="T19">Méditel </text:span><text:span text:style-name="T11">qui est la migration entre formules pour les clients mobile. Le travail sur ce sujet s’est appuyé </text:span><text:span text:style-name="T12">sur plusieurs analyses </text:span><text:span text:style-name="T13">de performance, scalabilité et de productivité. Avec une illustration à travers un modèle prédictif de migration comme étant produit de ce sujet. <text:line-break/></text:span></text:p>
      <text:p text:style-name="P37"><text:span text:style-name="T13">C</text:span><text:span text:style-name="T4">e modèle prédictif illustrera la simulation de plusieurs méthodes de classification pour la prédiction et les équations de régression logistique sous R avec plusieurs bibliothèques et des testes de fiabilité et d'erreurs lors des testes de prédictions. </text:span></text:p>
      <text:p text:style-name="P35">En comparaison avec les papiers blancs produits lors d'un modèle de prédiction fait par les consultants SAS pour le phénomène <text:span text:style-name="T16">Churn </text:span>(résiliation ou suspension de ligne) chez <text:span text:style-name="T19">Méditel, </text:span><text:span text:style-name="T20">la validité et la fiabilité du modèle </text:span><text:span text:style-name="T21">sera estimée et programmée pour une mise à jour du modèle automatique. </text:span></text:p>
      <text:p text:style-name="P58"/>
      <text:p text:style-name="P60">Mots clé :</text:p>
      <text:p text:style-name="P60"/>
      <text:p text:style-name="P35"><text:span text:style-name="T22">Business intelligence, data mining, SAS, open source R, Revolution R entreprise, Modèles de prédiction. </text:span><text:span text:style-name="T21"><text:line-break/><text:line-break/></text:span></text:p>
      <text:p text:style-name="P12"/>
      <text:p text:style-name="P12"/>
      <text:p text:style-name="P15">Abstract</text:p>
      <text:p text:style-name="P12"/>
      <text:p text:style-name="P38"><text:tab/>In order to optimize and increase the performance of data mining and business intelligence in <text:span text:style-name="T16">Meditel</text:span>, the operator tries to move the data processing to R language instead of the actual solution already operational and provided by SAS. Using R <text:span text:style-name="T16">Meditel</text:span> seeks to integrate an opportunity for development and optimization of its procedures which are based on the exploitation and the analysis of data.</text:p>
      <text:p text:style-name="P38">In this context, this project aims at: Testing the performance of R and benchmark it with SAS and suggest an integration scenario for this analysis tool.</text:p>
      <text:p text:style-name="P14"/>
      <text:p text:style-name="P38">To achieve this, the approach consists first on a study of how SAS and its environment are used within the department of Pricing and Business Intelligence to get the maximum use cases. The <text:soft-page-break/>second step is to document and become familiar with the R language and have large data analysis concepts . Then a case study is given as an R application to generate predictive models on wide size data by applying several prediction models of a common phenomenon in the activity of <text:span text:style-name="T16">Meditel</text:span> customers who migrate between formulas and offers. The work on this subject was based on several analyzes of performance, scalability and productivity. With an illustration through a predictive model of migration as product of this.</text:p>
      <text:p text:style-name="P14"/>
      <text:p text:style-name="P38">This predictive model will illustrate the simulation of several classification methods for prediction and logistic regression equations in R with several libraries and tested reliability and error in predictions of testes compared to the white papers produced in a prediction model made by SAS consultants for the phenomenon Churn (termination or line suspension) in <text:span text:style-name="T16">Meditel</text:span>, validity and reliability of the model will be estimated and planned for an automatic update of the model.</text:p>
      <text:p text:style-name="P12"/>
      <text:p text:style-name="P12"/>
      <text:p text:style-name="P48">ملخص </text:p>
      <text:p text:style-name="P49"/>
      <text:p text:style-name="P49">من أجل تحسين وزيادة أداء استخراج البيانات و حساب المؤشرات <text:s/>في ميديتل، تحاول الشركة إستبدال التكنولوجيا المعتمدة في معالجة البيانات بلغة بدلا من التكنولوجيا الحالية التي تقدمها. باستخدام <text:s/>تسعى ميديتل إلى خلق فرصة لتنمية وتعظيم مجال أنشطتها عن طريق تطوير إجراءاتها والتي تقوم على استغلال وتحليل البيانات بتقنية مفتوحة المصدر.في هذا السياق، يهدف هذا المشروع إلى: اختبار أداء <text:s/>وقياس مع ساس ويقترح سيناريو التكامل لهذه الأداة تحليل.</text:p>
      <text:p text:style-name="P49"/>
      <text:p text:style-name="P49">ولتحقيق ذلك، سنطوي <text:s/>أولا على دراسة كيفية استخدام SAS وبيئته داخل قسم التسعيرو تحليل البيانات للحصول على أكبر عدد من سيناريوهات الإستخدام. والخطوة الثانية توثيق والعمل بلغة R لتحليل البيانات الكبيرة. ثم يتم إعطاء دراسة حالة كتطبيق R لتوليد نماذج تنبؤية على حجم البيانات واسعة من خلال تطبيق عدة نماذج التنبؤ لتتبع ظاهرة شائعة في نشاط عملاء ميديتل الذين ييغيرون بين الصيغ والعروض. واستند هذا العمل على عدة تحليلات الأداء والإنتاجية. </text:p>
      <text:p text:style-name="P49"/>
      <text:p text:style-name="P49">النموذج التنبؤي سيمثل محاكاة عدة طرق للتصنيف و معادلات التنبؤ والانحدار اللوجستي في R بالعديد من الطرق واختبار الموثوقية والخطأ في التوقعات كمثال لعملية تحليلية دخل الشركة تمت بواسطة R.</text:p>
      <text:p text:style-name="P25"/>
      <text:p text:style-name="P12"/>
      <text:p text:style-name="P39">Table des Abréviations </text:p>
      <text:p text:style-name="P12"/>
      <table:table table:name="Table1" table:style-name="Table1">
        <table:table-column table:style-name="Table1.A"/>
        <table:table-column table:style-name="Table1.B"/>
        <table:table-row>
          <table:table-cell table:style-name="Table1.A1" office:value-type="string">
            <text:p text:style-name="P52">Méditel</text:p>
          </table:table-cell>
          <table:table-cell table:style-name="Table1.B1" office:value-type="string">
            <text:p text:style-name="P52">Deuxième opérateur de télécommunication au Maroc </text:p>
          </table:table-cell>
        </table:table-row>
        <table:table-row>
          <table:table-cell table:style-name="Table1.A2" office:value-type="string">
            <text:p text:style-name="P56">SGBD</text:p>
          </table:table-cell>
          <table:table-cell table:style-name="Table1.B2" office:value-type="string">
            <text:p text:style-name="P56">Systèmes de gestion de base de données</text:p>
          </table:table-cell>
        </table:table-row>
        <table:table-row>
          <table:table-cell table:style-name="Table1.A2" office:value-type="string">
            <text:p text:style-name="P52">BI</text:p>
          </table:table-cell>
          <table:table-cell table:style-name="Table1.B2" office:value-type="string">
            <text:p text:style-name="P52">Business intelligence</text:p>
          </table:table-cell>
        </table:table-row>
        <table:table-row>
          <table:table-cell table:style-name="Table1.A2" office:value-type="string">
            <text:p text:style-name="P57">CRM</text:p>
          </table:table-cell>
          <table:table-cell table:style-name="Table1.B2" office:value-type="string">
            <text:p text:style-name="P57">Client relationnal management</text:p>
          </table:table-cell>
        </table:table-row>
        <table:table-row>
          <table:table-cell table:style-name="Table1.A2" office:value-type="string">
            <text:p text:style-name="P53">SAS</text:p>
          </table:table-cell>
          <table:table-cell table:style-name="Table1.B2" office:value-type="string">
            <text:p text:style-name="P53">Statistical Analysis System</text:p>
          </table:table-cell>
        </table:table-row>
        <table:table-row>
          <table:table-cell table:style-name="Table1.A2" office:value-type="string">
            <text:p text:style-name="P55">BO</text:p>
          </table:table-cell>
          <table:table-cell table:style-name="Table1.B2" office:value-type="string">
            <text:p text:style-name="P55">Business Object</text:p>
          </table:table-cell>
        </table:table-row>
        <table:table-row>
          <table:table-cell table:style-name="Table1.A2" office:value-type="string">
            <text:p text:style-name="P53">DSI</text:p>
          </table:table-cell>
          <table:table-cell table:style-name="Table1.B2" office:value-type="string">
            <text:p text:style-name="P53">Division des systèmes d'information</text:p>
          </table:table-cell>
        </table:table-row>
        <table:table-row>
          <table:table-cell table:style-name="Table1.A2" office:value-type="string">
            <text:p text:style-name="P53">MMPR</text:p>
          </table:table-cell>
          <table:table-cell table:style-name="Table1.B2" office:value-type="string">
            <text:p text:style-name="P53">Montant Moyen Par Recharge</text:p>
          </table:table-cell>
        </table:table-row>
        <table:table-row>
          <table:table-cell table:style-name="Table1.A2" office:value-type="string">
            <text:p text:style-name="P53">CA</text:p>
          </table:table-cell>
          <table:table-cell table:style-name="Table1.B2" office:value-type="string">
            <text:p text:style-name="P53">Chiffre d'affaire</text:p>
          </table:table-cell>
        </table:table-row>
        <table:table-row>
          <table:table-cell table:style-name="Table1.A2" office:value-type="string">
            <text:p text:style-name="P53">IB</text:p>
          </table:table-cell>
          <table:table-cell table:style-name="Table1.B2" office:value-type="string">
            <text:p text:style-name="P53">Inbound</text:p>
          </table:table-cell>
        </table:table-row>
        <text:soft-page-break/>
        <table:table-row>
          <table:table-cell table:style-name="Table1.A2" office:value-type="string">
            <text:p text:style-name="P53">OB</text:p>
          </table:table-cell>
          <table:table-cell table:style-name="Table1.B2" office:value-type="string">
            <text:p text:style-name="P53">Outbound</text:p>
          </table:table-cell>
        </table:table-row>
        <table:table-row>
          <table:table-cell table:style-name="Table1.A2" office:value-type="string">
            <text:p text:style-name="P53">RevoR</text:p>
          </table:table-cell>
          <table:table-cell table:style-name="Table1.B2" office:value-type="string">
            <text:p text:style-name="P53">Revolution R</text:p>
          </table:table-cell>
        </table:table-row>
        <table:table-row>
          <table:table-cell table:style-name="Table1.A2" office:value-type="string">
            <text:p text:style-name="P54">KKPV</text:p>
          </table:table-cell>
          <table:table-cell table:style-name="Table1.B2" office:value-type="string">
            <text:p text:style-name="P54">K Plus proches voisins </text:p>
          </table:table-cell>
        </table:table-row>
        <table:table-row>
          <table:table-cell table:style-name="Table1.A2" office:value-type="string">
            <text:p text:style-name="P54">SVM</text:p>
          </table:table-cell>
          <table:table-cell table:style-name="Table1.B2" office:value-type="string">
            <text:p text:style-name="P54">Séparateurs à vaste marge</text:p>
          </table:table-cell>
        </table:table-row>
        <table:table-row>
          <table:table-cell table:style-name="Table1.A2" office:value-type="string">
            <text:p text:style-name="P54">ROC</text:p>
          </table:table-cell>
          <table:table-cell table:style-name="Table1.B2" office:value-type="string">
            <text:p text:style-name="P54">Receiver Operating Characteristics</text:p>
          </table:table-cell>
        </table:table-row>
        <table:table-row>
          <table:table-cell table:style-name="Table1.A2" office:value-type="string">
            <text:p text:style-name="P54">ScalerR</text:p>
          </table:table-cell>
          <table:table-cell table:style-name="Table1.B2" office:value-type="string">
            <text:p text:style-name="P54">Partie qui gères les lots de données de RevoR</text:p>
          </table:table-cell>
        </table:table-row>
        <table:table-row>
          <table:table-cell table:style-name="Table1.A2" office:value-type="string">
            <text:p text:style-name="P54">RRO</text:p>
          </table:table-cell>
          <table:table-cell table:style-name="Table1.B2" office:value-type="string">
            <text:p text:style-name="P54">Revolution R Open</text:p>
          </table:table-cell>
        </table:table-row>
        <table:table-row>
          <table:table-cell table:style-name="Table1.A2" office:value-type="string">
            <text:p text:style-name="P54">RRE</text:p>
          </table:table-cell>
          <table:table-cell table:style-name="Table1.B2" office:value-type="string">
            <text:p text:style-name="P54">Revolution R Entreprise</text:p>
          </table:table-cell>
        </table:table-row>
        <table:table-row>
          <table:table-cell table:style-name="Table1.A2" office:value-type="string">
            <text:p text:style-name="P54">IDE</text:p>
          </table:table-cell>
          <table:table-cell table:style-name="Table1.B2" office:value-type="string">
            <text:p text:style-name="P54">Integrated Developement Environment</text:p>
          </table:table-cell>
        </table:table-row>
        <table:table-row>
          <table:table-cell table:style-name="Table1.A2" office:value-type="string">
            <text:p text:style-name="P54">GUI</text:p>
          </table:table-cell>
          <table:table-cell table:style-name="Table1.B2" office:value-type="string">
            <text:p text:style-name="P54">Graphical User interface</text:p>
          </table:table-cell>
        </table:table-row>
        <table:table-row>
          <table:table-cell table:style-name="Table1.A2" office:value-type="string">
            <text:p text:style-name="P54">CRAN</text:p>
          </table:table-cell>
          <table:table-cell table:style-name="Table1.B2" office:value-type="string">
            <text:p text:style-name="P54">Répositoire des bibliothèques R vérifiées</text:p>
          </table:table-cell>
        </table:table-row>
        <table:table-row>
          <table:table-cell table:style-name="Table1.A2" office:value-type="string">
            <text:p text:style-name="P54">ETL</text:p>
          </table:table-cell>
          <table:table-cell table:style-name="Table1.B2" office:value-type="string">
            <text:p text:style-name="P54">Extraction, Transformation, Chargement</text:p>
          </table:table-cell>
        </table:table-row>
      </table:table>
      <text:p text:style-name="P12"/>
      <text:p text:style-name="P12"/>
      <text:p text:style-name="P12"/>
      <text:p text:style-name="P12"/>
      <text:p text:style-name="P12"/>
      <text:p text:style-name="P12"/>
      <text:p text:style-name="P12"/>
      <text:p text:style-name="P16">SOMMAIRE</text:p>
      <text:p text:style-name="P23">Dédicace</text:p>
      <text:p text:style-name="P23">Remerciement</text:p>
      <text:p text:style-name="P23">Résumé</text:p>
      <text:p text:style-name="P23">Abstract</text:p>
      <text:p text:style-name="P24">ملخص </text:p>
      <text:p text:style-name="P23">Table des abréviations</text:p>
      <text:p text:style-name="P23">Sommaire</text:p>
      <text:p text:style-name="P23">Liste des figures</text:p>
      <text:p text:style-name="P23">Introduction</text:p>
      <text:p text:style-name="P23">Présentation d'état des lieux</text:p>
      <text:p text:style-name="P23"><text:tab/>Présentation de l'entreprise d’accueil</text:p>
      <text:p text:style-name="P23"><text:tab/><text:tab/>Historique</text:p>
      <text:p text:style-name="P23"><text:tab/><text:tab/>Chiffres clés </text:p>
      <text:p text:style-name="P23"><text:tab/><text:tab/>Valeurs</text:p>
      <text:p text:style-name="P23"><text:tab/><text:tab/><text:tab/>Simplicité</text:p>
      <text:p text:style-name="P23"><text:tab/><text:tab/><text:tab/>Transparence</text:p>
      <text:p text:style-name="P23"><text:tab/><text:tab/><text:tab/>Générosité </text:p>
      <text:p text:style-name="P23"><text:tab/><text:tab/><text:tab/>Proximité</text:p>
      <text:p text:style-name="P23"><text:tab/><text:tab/><text:tab/>Attention portée au client</text:p>
      <text:p text:style-name="P23"><text:tab/>Actionnariat et Conseil d’administration</text:p>
      <text:p text:style-name="P23"><text:tab/><text:tab/>Finance Com</text:p>
      <text:p text:style-name="P23"><text:tab/><text:tab/>La caisse des dépôts et de gestion</text:p>
      <text:p text:style-name="P23"><text:tab/><text:tab/>Orange, Groupe France Telecom</text:p>
      <text:p text:style-name="P23"><text:tab/>Organigramme</text:p>
      <text:p text:style-name="P23"><text:tab/><text:tab/>La direction Centrale Finance et Ressources</text:p>
      <text:p text:style-name="P23"><text:tab/><text:tab/>La direction Centrale Service</text:p>
      <text:p text:style-name="P23"><text:tab/><text:tab/>La direction Centrale Commerciale</text:p>
      <text:p text:style-name="P23"><text:soft-page-break/><text:tab/><text:tab/>La direction Centrale Entreprise </text:p>
      <text:p text:style-name="P23"><text:tab/><text:tab/>La direction Centrale Réseau</text:p>
      <text:p text:style-name="P23"><text:tab/>Présentation du service d’accueil</text:p>
      <text:p text:style-name="P23"><text:tab/><text:tab/>Département Pricing &amp; Buisiness Intelligence</text:p>
      <text:p text:style-name="P23"><text:tab/><text:tab/>Service Business Intelligence</text:p>
      <text:p text:style-name="P23"><text:tab/><text:tab/>État des lieux </text:p>
      <text:p text:style-name="P23"><text:tab/><text:tab/>Méthodologie et outils du Service Business Intelligence</text:p>
      <text:p text:style-name="P23"><text:tab/><text:tab/><text:tab/>Outils du service BI</text:p>
      <text:p text:style-name="P23"><text:tab/><text:tab/><text:tab/>Processus des demandes adressés au services</text:p>
      <text:p text:style-name="P23"><text:tab/>Présentation du projet</text:p>
      <text:p text:style-name="P23"><text:tab/><text:tab/>Problématique</text:p>
      <text:p text:style-name="P23"><text:tab/><text:tab/>Objectif du projet</text:p>
      <text:p text:style-name="P23"><text:tab/><text:tab/>Conduite du projet</text:p>
      <text:p text:style-name="P23"><text:tab/><text:tab/><text:tab/>Cycle de vie d'un projet de migration de technologie</text:p>
      <text:p text:style-name="P23"><text:tab/><text:tab/><text:tab/>Implémentation du cycle dans ce projet</text:p>
      <text:p text:style-name="P19"/>
      <text:p text:style-name="P19">A – <text:span text:style-name="T27">Solutions Open Source de data mining</text:span></text:p>
      <text:p text:style-name="P19"><text:tab/><text:span text:style-name="T28">A.1 – Orange</text:span></text:p>
      <text:p text:style-name="P19"><text:tab/><text:tab/><text:span text:style-name="T28">A.1.1 – Présentation de l'outil</text:span></text:p>
      <text:p text:style-name="P19"><text:tab/><text:tab/><text:span text:style-name="T28">A.1.2 – Puissance et limites</text:span></text:p>
      <text:p text:style-name="P22"><text:tab/><text:span text:style-name="T28">A.2 – Open source R</text:span></text:p>
      <text:p text:style-name="P61"><text:tab/><text:tab/>A.2.1 – Présentation de l'outil</text:p>
      <text:p text:style-name="P20"><text:tab/><text:tab/><text:span text:style-name="T28">A.2.2 – Puissance et limites</text:span></text:p>
      <text:p text:style-name="P19"><text:tab/><text:span text:style-name="T28">A.3 – Weka</text:span></text:p>
      <text:p text:style-name="P62"><text:tab/><text:tab/>A.3.1 – Présentation de l'outil</text:p>
      <text:p text:style-name="P20"><text:tab/><text:tab/><text:span text:style-name="T28">A.3.2 – Puissance et limites</text:span></text:p>
      <text:p text:style-name="P19"><text:tab/><text:span text:style-name="T28">A.4 – Rapid Miner</text:span></text:p>
      <text:p text:style-name="P62"><text:tab/><text:tab/>A.3.1 – Présentation de l'outil</text:p>
      <text:p text:style-name="P20"><text:tab/><text:tab/><text:span text:style-name="T28">A.3.2 – Puissance et limites</text:span></text:p>
      <text:p text:style-name="P20"><text:tab/><text:span text:style-name="T28">A.5 Benchmarking</text:span></text:p>
      <text:p text:style-name="P20"><text:tab/><text:tab/><text:span text:style-name="T28">A.5.1 – Benchmarking technique</text:span></text:p>
      <text:p text:style-name="P62"><text:tab/><text:tab/>A.5.2 – Benchmarking de performance</text:p>
      <text:p text:style-name="P20"><text:span text:style-name="T28"><text:s/></text:span><text:line-break/>B – Scénarios d'intégration R chez Méditel</text:p>
      <text:p text:style-name="P17"><text:tab/>B.1 – Revolution R Entreprise, R tout puissant</text:p>
      <text:p text:style-name="P17"><text:tab/><text:tab/>B.1.1 – Revolution R et la vision entreprise</text:p>
      <text:p text:style-name="P17"><text:tab/><text:tab/>B.1.2 – Puissance de RevoR</text:p>
      <text:p text:style-name="P17"><text:tab/><text:tab/>B.1.3 – Versions disponibles</text:p>
      <text:p text:style-name="P17"><text:tab/>B.2 – Scénarios d'intégration</text:p>
      <text:p text:style-name="P17"><text:tab/><text:tab/>B.2.1 – Intégrer R avec un IDE</text:p>
      <text:p text:style-name="P17"><text:tab/><text:tab/><text:tab/>B.2.1.a – Implémentation</text:p>
      <text:p text:style-name="P17"><text:tab/><text:tab/><text:tab/>B.2.1.b – Architecture</text:p>
      <text:p text:style-name="P17"><text:tab/><text:tab/><text:tab/>B.2.1.c – Avantages et inconvénients</text:p>
      <text:p text:style-name="P45"><text:tab/><text:tab/>B.2.2 – ShinnyApp avec R</text:p>
      <text:p text:style-name="P46"><text:tab/><text:tab/><text:tab/>B.2.2.<text:span text:style-name="T26">a</text:span> – <text:span text:style-name="T26">Principe et implémentation</text:span></text:p>
      <text:p text:style-name="P46"><text:tab/><text:tab/><text:tab/>B.2.<text:span text:style-name="T26">2</text:span>.b – Architecture</text:p>
      <text:p text:style-name="P46"><text:tab/><text:tab/><text:tab/>B.2.<text:span text:style-name="T26">2</text:span>.c – Avantages et inconvénients</text:p>
      <text:p text:style-name="P46"><text:tab/><text:tab/>B.2.<text:span text:style-name="T26">3</text:span> – <text:span text:style-name="T26">Noeuds Knime</text:span></text:p>
      <text:p text:style-name="P46"><text:tab/><text:tab/><text:tab/>B.2.<text:span text:style-name="T26">3.a</text:span> – <text:span text:style-name="T26">Knime pour le datamining</text:span></text:p>
      <text:p text:style-name="P46"><text:tab/><text:tab/><text:tab/>B.2.<text:span text:style-name="T26">3</text:span>.b – <text:span text:style-name="T26">R implémenté sur Knime</text:span></text:p>
      <text:p text:style-name="P46"><text:tab/><text:tab/><text:tab/>B.2.<text:span text:style-name="T26">3</text:span>.<text:span text:style-name="T26">c</text:span> – <text:span text:style-name="T26">Les nœuds R</text:span></text:p>
      <text:p text:style-name="P18"><text:tab/><text:tab/><text:tab/>B.2.<text:span text:style-name="T26">3</text:span>.<text:span text:style-name="T26">d</text:span> – Avantages et inconvénients</text:p>
      <text:p text:style-name="P19"><text:soft-page-break/><text:tab/><text:tab/><text:span text:style-name="T26">B.2.4 – Conclusion</text:span></text:p>
      <text:p text:style-name="P21"><text:line-break/><text:span text:style-name="T39">C - </text:span><text:span text:style-name="T38">Problématique de classification sous R :</text:span></text:p>
      <text:p text:style-name="P42"><text:span text:style-name="T29"><text:tab/>C.1 - </text:span>Problématique de classification </text:p>
      <text:p text:style-name="P42"><text:span text:style-name="T29"><text:tab/><text:tab/>C.1.1 - </text:span>Les arbres de décision</text:p>
      <text:p text:style-name="P42"><text:span text:style-name="T29"><text:tab/><text:tab/><text:tab/>C.1.1.1 - </text:span>Notion d'entropie : </text:p>
      <text:p text:style-name="P47"><text:span text:style-name="T29"><text:tab/><text:tab/><text:tab/>C.1.1.2 - </text:span>Notion <text:span text:style-name="T40">de gain d'information</text:span> : </text:p>
      <text:p text:style-name="P42"><text:span text:style-name="T29"><text:tab/><text:tab/><text:tab/>C.1.1.3 - </text:span>Arbre de décision sous R :</text:p>
      <text:p text:style-name="P42"><text:span text:style-name="T24"><text:tab/><text:tab/><text:tab/><text:tab/>C</text:span><text:span text:style-name="T25">.1.1.3.1 - </text:span><text:span text:style-name="T23">Rpart</text:span></text:p>
      <text:p text:style-name="P42"><text:span text:style-name="T24"><text:tab/><text:tab/><text:tab/><text:tab/>C</text:span><text:span text:style-name="T25">.1.1.3.2 - </text:span><text:span text:style-name="T23">Party</text:span><text:line-break/><text:tab/><text:tab/><text:tab/><text:span text:style-name="T29">C.1.1.4 - </text:span>Revolution R Entreprise et la classification</text:p>
      <text:p text:style-name="P42"><text:span text:style-name="T29"><text:tab/><text:tab/>C.1.2 - </text:span>Foret de décision</text:p>
      <text:p text:style-name="P42"><text:span text:style-name="T29"><text:tab/><text:tab/>C.1.3 - </text:span>Régression :</text:p>
      <text:p text:style-name="P40"><text:span text:style-name="T29"><text:tab/><text:tab/><text:tab/>C.1.3.1 - </text:span>Régression linéaire :</text:p>
      <text:p text:style-name="P40"><text:span text:style-name="T31"><text:tab/><text:tab/><text:tab/>C</text:span><text:span text:style-name="T32">.1.3.2 - </text:span><text:span text:style-name="T30">Régression logistique :</text:span></text:p>
      <text:p text:style-name="P41"><text:span text:style-name="T29"><text:tab/><text:tab/><text:tab/>C.1.3.3 - </text:span>Régression linéaire générale :</text:p>
      <text:p text:style-name="P42"><text:span text:style-name="T29"><text:tab/>C.2 - Mo</text:span>dèle d’appétence : Prédire les migrations prépayé =&gt; post payé</text:p>
      <text:p text:style-name="P43"><text:span text:style-name="T29"><text:tab/><text:tab/>C</text:span>.2.1 – Problématique </text:p>
      <text:p text:style-name="P66"><text:tab/><text:tab/>C.2.2 – Préparation des données </text:p>
      <text:p text:style-name="P43"><text:span text:style-name="T29"><text:tab/><text:tab/>C</text:span>.2.3 – Problématique </text:p>
      <text:p text:style-name="P44"><text:span text:style-name="T29"><text:tab/><text:tab/><text:tab/>C.2.3.1 - </text:span>Liste des scriptes :</text:p>
      <text:p text:style-name="P67"><text:tab/>C.2.3.2 - Scoring des modèles :</text:p>
      <text:p text:style-name="P50"><text:span text:style-name="T34"><text:tab/><text:tab/><text:tab/>C</text:span><text:span text:style-name="T35">.2.3.2.</text:span><text:span text:style-name="T36">1 – Tests de validité</text:span><text:span text:style-name="T33"> :</text:span></text:p>
      <text:p text:style-name="P50"><text:span text:style-name="T34"><text:tab/><text:tab/><text:tab/>C</text:span><text:span text:style-name="T35">.2.3.2.</text:span><text:span text:style-name="T37">2</text:span><text:span text:style-name="T36"> – </text:span><text:span text:style-name="T37">Rafraîchissement des modèles</text:span><text:span text:style-name="T33"> :</text:span></text:p>
      <text:p text:style-name="P50"><text:span text:style-name="T34"><text:tab/><text:tab/><text:tab/>C</text:span><text:span text:style-name="T35">.2.3.2.</text:span><text:span text:style-name="T37">3</text:span><text:span text:style-name="T36"> – </text:span><text:span text:style-name="T37">Industrialisation </text:span><text:span text:style-name="T33">:</text:span></text:p>
      <text:p text:style-name="P24">D – Conclusions et discussions</text:p>
      <text:p text:style-name="P24">Bibliographies</text:p>
      <text:p text:style-name="P24">Webographies</text:p>
      <text:p text:style-name="P24">Annexes</text:p>
      <text:p text:style-name="P51"/>
      <text:p text:style-name="P12"/>
      <text:p text:style-name="P12"><text:tab/>La Business Intelligence (BI), également "intelligence d'affaires" ou "informatique décisionnelle", englobe les solutions informatiques apportant une aide à la décision avec, en bout de chaîne, rapports et tableaux de bord de suivi à la fois analytiques et prospectifs. Le but est de consolider les informations disponibles au sein des bases de données de votre entreprise. Toutes les activités de celle-ci sont concernées par les tableaux de bord et en sont des utilisateurs potentiels. La BI représente pour vous une opportunité d’optimiser le pilotage de vos activités et d’anticiper les évolutions marché ou du comportement des clients. </text:p>
      <text:p text:style-name="P26">Pour pouvoir déployer les données de telle façon à y appliquer de la business intelligence, la discipline du data mining prend place comme étant un nouveau champ situé au croisement de la statistique et des technologies de l'information (bases de données, intelligence artificielle, apprentissage, prédiction etc.) dont le but est de découvrir les structures dans de vastes ensembles de données et d'en tirer des modèles ou des éléments d'aide à la décision. </text:p>
      <text:p text:style-name="P26">La métaphore du data mining signifie qu'il y a des trésors ou pépites d'or cachés spis des montagnes de données que l'on peut découvrir avec des outils spécialisés. Ainsi l'analyse des données recueillies à d'autres fins – c'est une analyse secondaire on peut dire de bases de données – souvent conçues pour la gestion de données individuelles. <text:s/></text:p>
      <text:p text:style-name="P27">La notion de Business Intelligence est apparue à la fin des années 1970 avec les premiers data-centers. Des systèmes qui envoyaient des requêtes directement sur les serveurs de production, ce qui se révélait plutôt dangereux pour ces derniers. Dans les années 1980, l’arrivée des bases relationnelles et du mode client/serveur a permis d’isoler l’informatique de production des dispositifs décisionnels. Dans la foulée, des acteurs spécialisés se sont lancés dans la définition de <text:soft-page-break/>couches d’analyse « métier », dans le but de masquer la complexité des structures de données. Depuis, la BI n’est plus l’apanage des équipes techniques, elle est directement accessible aux responsables opérationnels. Tant qu'au data mining, il est né de l'évolution des SGBD <text:span text:style-name="T42">vers l'informatique décisionnelle avec les entrepôts de données (Data Warehouse), <text:s/>de l’explosion phénoménale de la taille des données, du développement de la gestion de la relation client (marketing client au lieu de marketing produit) et les recherches en intelligence artificielle, apprentissage et extraction de connaissances.</text:span></text:p>
      <text:p text:style-name="P27"/>
      <text:p text:style-name="P29">Les outils de data mining destinés entreprise doivent répondre à leurs utilités d'un fiabilité et productivité extrêmes. Utiliser un outil open source présentera une porte ouverte pour développer des solutions dédiée à des cas spéciaux et des configurations illimités depuis l'outil lui mêm<text:span text:style-name="T44">e. Présentera des solutions à moindre coût vis à vis la formation et la maîtrise de l'outil. C'est le cas de R, un outil de statistique à la base développé ensuite pour le data mining pour être un langage vectoriel en évolution pour traiter les même les bases de données big data.</text:span></text:p>
      <text:p text:style-name="P63">C'est dans ce cadre que ce projet est proposé pour intégrer R dans le processus du data mining à Méditel pour remplacer les solutions existante. Pour faire cela plusieurs étapes de benchmarking validerons la façon dont cet outil sera intégré. Un exemple de prédiction sera évoqué comme scénario d'utilisation de R Analysis.</text:p>
      <text:p text:style-name="P27"/>
      <text:p text:style-name="P28">La distribution du parc des lignes mobiles est divisé en deux formules d'offres, des offres prépayées et autres post-payées. Un client peut prendre la décision de changer sa formule à tout temps <text:span text:style-name="T43">à cause d'une raison qui peut être déduite de son comportement avant la migration. L'importance de ce phénomène impacte en gros le chiffre d'affaire déduit des deux populations du parc. Prédire ce phénomène pourra donner une vision futur de la structuration du parc, le CRM pourra exploiter ces données prédis pour cibler les lignes pour leurs offres futurs dans la stratégie marketing intelligente.</text:span></text:p>
      <text:p text:style-name="P28"/>
      <text:p text:style-name="P30">Le présent rapport synthétise tout le travail effectué dans cette perspective. Il est organisé comme suit :</text:p>
      <text:p text:style-name="P30"/>
      <text:p text:style-name="P30"><text:span text:style-name="T41">Partie 01 :</text:span> &lt; Présentation d'états des lieux&gt;</text:p>
      <text:p text:style-name="P31"/>
      <text:p text:style-name="P31">Dans ce chapitre, l'organisme d'accueil Méditélecom sera présenté avec quelques détails du secteur d'activité ainsi que l'état des lieux et de la méthodologie du fonctionnement du service Business intelligence au sein de l'opérateur.</text:p>
      <text:p text:style-name="P31"/>
      <text:p text:style-name="P30"><text:span text:style-name="T41">Partie 02 :</text:span> &lt;Comparaison entre les solutions Open source de mining&gt;</text:p>
      <text:p text:style-name="P30"/>
      <text:p text:style-name="P32">Ce chapitre a pour but de justifier le choix de R comme étant la solution Open Source proposée pour la migration de technologie du service pour faire du data mining <text:span text:style-name="T45">en le comparant avec trois autres outils open source de data mining.</text:span></text:p>
      <text:p text:style-name="P30"/>
      <text:p text:style-name="P30"><text:span text:style-name="T41">Partie 03 :</text:span> &lt;Scénarios d'intégration de R chez <text:span text:style-name="T16">Méditel</text:span>&gt;</text:p>
      <text:p text:style-name="P30"/>
      <text:p text:style-name="P33">Pour bénéficier d'une transition fluide <text:span text:style-name="T46">lors du changement de technologie, une étude des possibilité d'intégrations de R sous différentes implémentations et d'en choisir celle qui sera la plus optimale pour le service BI de </text:span><text:span text:style-name="T18">Méditel</text:span><text:span text:style-name="T46">.</text:span></text:p>
      <text:p text:style-name="P30"/>
      <text:p text:style-name="P30"><text:span text:style-name="T41">Partie 04 :</text:span> &lt;Problématique de classification sous R&gt;</text:p>
      <text:p text:style-name="P30"/>
      <text:p text:style-name="P65">Le chapitre 4 présente un cas d'application de R pour traiter les données de Méditel et en tirer un modèle de prédiction basé sur les méthodes de classification sous R. Le contexte de l'application est de prédire la migration des lignes prépayées vers le post-payé. </text:p>
      <text:p text:style-name="P30"><text:soft-page-break/></text:p>
      <text:p text:style-name="P30"><text:span text:style-name="T41">Partie 05 :</text:span> &lt;Conclusions et discussions&gt;</text:p>
      <text:p text:style-name="P30"/>
      <text:p text:style-name="P31">Ce rapport est clôturé par ce chapitre qui décrit les ajouts que le projet a pu apporter ainsi que les perspectives à envisager pour améliorer la performance du service. </text:p>
      <text:p text:style-name="P68"/>
      <text:p text:style-name="P12"/>
      <text:p text:style-name="P12"/>
      <text:p text:style-name="P12"/>
      <text:p text:style-name="P13"><text:s/></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SLTT10" svg:font-family="CMSLTT10"/>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7:44:15.744000000</meta:creation-date>
    <meta:editing-duration>PT4H8M10S</meta:editing-duration>
    <meta:editing-cycles>33</meta:editing-cycles>
    <meta:generator>LibreOffice/5.0.6.3$Windows_x86 LibreOffice_project/490fc03b25318460cfc54456516ea2519c11d1aa</meta:generator>
    <dc:date>2016-05-21T12:00:22.037000000</dc:date>
    <meta:document-statistic meta:table-count="1" meta:image-count="0" meta:object-count="0" meta:page-count="8" meta:paragraph-count="206" meta:word-count="2550" meta:character-count="16638" meta:non-whitespace-character-count="13970"/>
  </office:meta>
</office:document-meta>
</file>